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23.21mm"/>
    </style:style>
    <style:style style:name="co8" style:family="table-column">
      <style:table-column-properties fo:break-before="auto" style:column-width="22.6mm"/>
    </style:style>
    <style:style style:name="co9" style:family="table-column">
      <style:table-column-properties fo:break-before="auto" style:column-width="143.7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4"/>
          <table:table-cell table:style-name="ce7" table:number-columns-repeated="1019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/>
          <table:table-cell table:style-name="ce7" table:number-columns-repeated="1014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 to 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7" office:value-type="string" calcext:value-type="string">
            <text:p>Instruments / Banks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7" table:number-columns-repeated="1015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Rename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ave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Delete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Rename bank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ave bank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Delete bank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4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4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roo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office:value-type="string" calcext:value-type="string">
            <text:p>Main Controls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table:number-columns-repeated="1015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-list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8" calcext:value-type="float">
            <text:p>58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g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59" calcext:value-type="float">
            <text:p>5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empty bank to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3" calcext:value-type="float">
            <text:p>6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Rename bank at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ap banks ID1 ID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instrument to slot number of root and/or bank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instrument at slot number of root and/or bank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73" calcext:value-type="float">
            <text:p>73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4" calcext:value-type="float">
            <text:p>7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9</text:p>
          </table:table-cell>
          <table:table-cell office:value-type="string" calcext:value-type="string">
            <text:p>Load instrument to part from root and/or bank a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, 255</text:p>
          </table:table-cell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 (part returned in parameter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instrument to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 + 0 to 63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0" calcext:value-type="float">
            <text:p>10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et, msg No.</text:p>
          </table:table-cell>
          <table:table-cell office:value-type="string" calcext:value-type="string">
            <text:p>Returns error tex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1</text:p>
          </table:table-cell>
          <table:table-cell office:value-type="float" office:value="104" calcext:value-type="float">
            <text:p>10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1</text:p>
          </table:table-cell>
          <table:table-cell office:value-type="float" office:value="105" calcext:value-type="float">
            <text:p>10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part peak lev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ures</text:p>
          </table:table-cell>
          <table:table-cell office:value-type="string" calcext:value-type="string">
            <text:p>Y cc</text:p>
          </table:table-cell>
          <table:table-cell office:value-type="string" calcext:value-type="string">
            <text:p>Y fea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sett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rument</text:p>
          </table:table-cell>
          <table:table-cell office:value-type="string" calcext:value-type="string">
            <text:p>R instrument</text:p>
          </table:table-cell>
          <table:table-cell office:value-type="string" calcext:value-type="string">
            <text:p>U inst</text:p>
          </table:table-cell>
          <table:table-cell office:value-type="string" calcext:value-type="string">
            <text:p>D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names using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14"/>
        </table:table-row>
        <table:table-row table:style-name="ro1">
          <table:table-cell table:number-columns-repeated="11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s 0/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/12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kit item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size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?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2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9 / 255</text:p>
          </table:table-cell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rogram / Bank / Root chang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 table:number-columns-repeated="3"/>
          <table:table-cell office:value-type="string" calcext:value-type="string">
            <text:p>bank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128 to 159 = extended program chang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10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7"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79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J93:Sheet1.J9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2">00/00/0000</text:date>, <text:time style:data-style-name="N2" text:time-value="13:14:00.4451514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8-06-22T15:39:36.413135027</dc:date>
    <meta:editing-duration>P8DT7H20M9S</meta:editing-duration>
    <meta:editing-cycles>551</meta:editing-cycles>
    <meta:generator>LibreOffice/6.0.4.2$Linux_X86_64 LibreOffice_project/00m0$Build-2</meta:generator>
    <meta:document-statistic meta:table-count="1" meta:cell-count="4759" meta:object-count="0"/>
  </office:meta>
</office:document-meta>
</file>